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5a22" officeooo:paragraph-rsid="001e5a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baut BROGGI</text:p>
      <text:p text:style-name="P1"/>
      <text:p text:style-name="P1">RAPPORT DE STAGE CHEZ FINEDUC</text:p>
      <text:p text:style-name="P1">24 Avril 2014 – 24 Octobre 2014 </text:p>
      <text:p text:style-name="P1"/>
      <text:p text:style-name="P1"/>
      <text:p text:style-name="P1"/>
      <text:p text:style-name="P1">TODO : METTRE EN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dee-4 </meta:initial-creator>
    <meta:creation-date>2014-12-22T11:27:01.745787661</meta:creation-date>
    <dc:date>2014-12-22T18:29:17.049403318</dc:date>
    <dc:creator>idee-4 </dc:creator>
    <meta:editing-duration>PT5H46M54S</meta:editing-duration>
    <meta:editing-cycles>1</meta:editing-cycles>
    <meta:document-statistic meta:table-count="0" meta:image-count="0" meta:object-count="0" meta:page-count="1" meta:paragraph-count="4" meta:word-count="18" meta:character-count="96" meta:non-whitespace-character-count="80"/>
    <meta:generator>LibreOffice/4.2.7.2$Linux_X86_64 LibreOffice_project/420m0$Build-2</meta:generator>
  </office:meta>
</office:document-meta>
</file>